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cm" svg:y="4.798cm" draw:caption-point-x="-0.61cm" draw:caption-point-y="1.511cm">
              <dc:date>2012-03-18T00:00:00</dc:date>
              <text:p text:style-name="P1">OK:<text:line-break/>pela esq gasta 2 estados a menos do que pela dir</text:p>
            </office:annotation>
            <text:p>←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/03/2012</text:date>, <text:time>22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18T22:59:45</dc:date>
    <dc:creator>Rafael Beirigo</dc:creator>
    <meta:editing-duration>PT05H42M28S</meta:editing-duration>
    <meta:editing-cycles>20</meta:editing-cycles>
    <meta:generator>OpenOffice.org/3.2$Unix OpenOffice.org_project/320m12$Build-9483</meta:generator>
    <meta:document-statistic meta:table-count="1" meta:cell-count="551" meta:object-count="0"/>
  </office:meta>
</office:document-meta>
</file>